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4a0d" officeooo:paragraph-rsid="00094a0d"/>
    </style:style>
    <style:style style:name="P2" style:family="paragraph" style:parent-style-name="Standard">
      <style:paragraph-properties fo:line-height="115%" fo:text-align="justify" style:justify-single-word="false"/>
      <style:text-properties officeooo:rsid="000da1eb" officeooo:paragraph-rsid="000da1eb"/>
    </style:style>
    <style:style style:name="P3" style:family="paragraph" style:parent-style-name="Standard">
      <style:paragraph-properties fo:line-height="115%" fo:text-align="justify" style:justify-single-word="false"/>
      <style:text-properties style:font-name="Liberation Serif" officeooo:rsid="00094a0d" officeooo:paragraph-rsid="00094a0d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fo:font-size="14pt" fo:font-weight="bold" officeooo:rsid="00094a0d" officeooo:paragraph-rsid="00094a0d" style:font-size-asian="14pt" style:font-weight-asian="bold" style:font-size-complex="14pt" style:font-weight-complex="bold"/>
    </style:style>
    <style:style style:name="P5" style:family="paragraph" style:parent-style-name="Text_20_body">
      <style:paragraph-properties fo:text-align="justify" style:justify-single-word="false"/>
      <style:text-properties officeooo:paragraph-rsid="00094a0d"/>
    </style:style>
    <style:style style:name="P6" style:family="paragraph" style:parent-style-name="Text_20_body">
      <style:text-properties officeooo:rsid="000cafaa" officeooo:paragraph-rsid="000cafaa"/>
    </style:style>
    <style:style style:name="T1" style:family="text">
      <style:text-properties officeooo:rsid="000a1982"/>
    </style:style>
    <style:style style:name="T2" style:family="text">
      <style:text-properties officeooo:rsid="000ab4b2"/>
    </style:style>
    <style:style style:name="T3" style:family="text">
      <style:text-properties officeooo:rsid="00094a0d"/>
    </style:style>
    <style:style style:name="T4" style:family="text">
      <style:text-properties officeooo:rsid="000cafaa"/>
    </style:style>
    <style:style style:name="T5" style:family="text">
      <style:text-properties fo:color="#0066b3"/>
    </style:style>
    <style:style style:name="T6" style:family="text">
      <style:text-properties style:font-name="Liberation Serif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I</text:span>ntroduction to pointer arithmetic: arrays, addresses and pointers</text:p>
      <text:p text:style-name="P1"/>
      <text:p text:style-name="P5"><text:span text:style-name="T2">An array is a pointer. More specifically that the name of an array </text:span>is the address of the first element in this array <text:span text:style-name="T4">(array_name[0]).</text:span></text:p>
      <text:p text:style-name="P5"><text:span text:style-name="T3">if I want to modify the second element, I will</text:span> use pointer arithmetic.</text:p>
      <text:p text:style-name="Text_20_body">* <text:span text:style-name="T4">(array_name + 1) = number;</text:span></text:p>
      <text:p text:style-name="P6">This will modify the second element of the array. In general</text:p>
      <text:p text:style-name="P6">* (array_name + n) = number;</text:p>
      <text:p text:style-name="P6">will modify the n+1th element of the array.</text:p>
      <text:p text:style-name="P2">If <text:span text:style-name="T5">par1</text:span> is an <text:span text:style-name="T5">integer</text:span>, then</text:p>
      <text:p text:style-name="P2"><text:span text:style-name="Source_20_Text"><text:span text:style-name="T6">ptr1[5]</text:span></text:span><text:span text:style-name="T6"> is equivalent to </text:span><text:span text:style-name="Source_20_Text"><text:span text:style-name="T6">*(ptr1+5)</text:span></text:span></text:p>
      <text:p text:style-name="P2"><text:span text:style-name="Source_20_Text"><text:span text:style-name="T6">&amp;ptr1[5] is equivalent to &amp;(*(ptr1+5))</text:span></text:span></text:p>
      <text:p text:style-name="P2"><text:span text:style-name="Source_20_Text"><text:span text:style-name="T6">&amp;ptr1[5] is equivalent to ptr1+5 which is a pointer.</text:span></text:span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22:19:08.432721125</meta:creation-date>
    <dc:date>2019-04-09T23:09:15.637587636</dc:date>
    <meta:editing-duration>PT19M2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101" meta:character-count="579" meta:non-whitespace-character-count="489"/>
  </office:meta>
</office:document-meta>
</file>